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3b1b" officeooo:paragraph-rsid="00033b1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033b1b" officeooo:paragraph-rsid="00033b1b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text-underline-style="none" fo:font-weight="normal" officeooo:rsid="00033b1b" officeooo:paragraph-rsid="00033b1b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oš Tomašov, Ľuda Ondrejova 728/3, Prievidza 971 01</text:p>
      <text:p text:style-name="P1"/>
      <text:p text:style-name="P1"/>
      <text:p text:style-name="P2"/>
      <text:p text:style-name="P2">Ametica</text:p>
      <text:p text:style-name="P2">M. Falešníka 438/18</text:p>
      <text:p text:style-name="P2">971 01 Prievidza</text:p>
      <text:p text:style-name="P2"/>
      <text:p text:style-name="P3">Prievidza 07.02.2024</text:p>
      <text:p text:style-name="P3"/>
      <text:p text:style-name="P2">Vážení páni,</text:p>
      <text:p text:style-name="P2"/>
      <text:p text:style-name="P2">Obraciam sa na vás so žiadosťou o pracovné miesto ako Junior PHP Developer v Back – ende od 14.2.2024. Reagujem na vašú podstránku s názvom “Kariéra”.</text:p>
      <text:p text:style-name="P2"/>
      <text:p text:style-name="P2"><text:tab/>K Vašej firme som sa dostal prostredníctvom okolia a internetového prehľiadača a zapáčili sa mi pracovné pozície a vzdelanie, ktoré sa môžem na učiť pri spolupráci s vami. Preto sa aj naďalej pozerám na pracovanie vo Vašej firme ako programátor, ktorý ma záujem sa stále učiť niečomu novému, tak isto ako to aj hneď aplikovať do praxe. Mám 4 ročnú prax ako programátor v rôznych jazykoch a knižniciach. Od Web stránok, po Game development až po prácu s micro počítačmi</text:p>
      <text:p text:style-name="P2"/>
      <text:p text:style-name="P2">Ak Vás môj životopis a schopnosti zaujali, rád Vám ďalšie informácie doplním na osobnom pohovore.</text:p>
      <text:p text:style-name="P2"/>
      <text:p text:style-name="P2">Prosím o skóru odpoveď</text:p>
      <text:p text:style-name="P2"/>
      <text:p text:style-name="P2">S pozdravom</text:p>
      <text:p text:style-name="P2"/>
      <text:p text:style-name="P2"/>
      <text:p text:style-name="P3">Maroš Tomašov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09:54:31.427369438</meta:creation-date>
    <dc:date>2024-02-07T10:03:39.033832245</dc:date>
    <meta:editing-duration>PT9M8S</meta:editing-duration>
    <meta:editing-cycles>1</meta:editing-cycles>
    <meta:document-statistic meta:table-count="0" meta:image-count="0" meta:object-count="0" meta:page-count="1" meta:paragraph-count="12" meta:word-count="147" meta:character-count="889" meta:non-whitespace-character-count="752"/>
    <meta:generator>LibreOffice/7.5.9.2$Linux_X86_64 LibreOffice_project/50$Build-2</meta:generator>
  </office:meta>
</office:document-meta>
</file>